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50000017C2258C2A05F422B20.png" manifest:media-type="image/png"/>
  <manifest:file-entry manifest:full-path="Pictures/1000000000000258000001D1F043F452B59C302A.png" manifest:media-type="image/png"/>
  <manifest:file-entry manifest:full-path="Pictures/10000201000001E10000027FDF3411529088A915.png" manifest:media-type="image/png"/>
  <manifest:file-entry manifest:full-path="Pictures/10000201000003E8000003E8E6766EC98D2A60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397cm" svg:height="5.367cm" svg:x="14.018cm" svg:y="4.523cm">
          <draw:image xlink:href="Pictures/10000201000002550000017C2258C2A05F422B20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5.08cm" svg:x="19.415cm" svg:y="4.81cm">
          <draw:image xlink:href="Pictures/10000201000001E10000027FDF3411529088A915.png" xlink:type="simple" xlink:show="embed" xlink:actuate="onLoad" draw:mime-type="image/png">
            <text:p/>
          </draw:image>
        </draw:frame>
        <draw:frame draw:style-name="gr1" draw:text-style-name="P1" draw:layer="layout" svg:width="6.528cm" svg:height="5.08cm" svg:x="2.27cm" svg:y="4.81cm">
          <draw:image xlink:href="Pictures/1000000000000258000001D1F043F452B59C302A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5.08cm" svg:x="8.937cm" svg:y="4.81cm">
          <draw:image xlink:href="Pictures/10000201000003E8000003E8E6766EC98D2A60E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30T19:34:52.866000000</dc:date>
    <meta:editing-duration>PT1H40M22S</meta:editing-duration>
    <meta:editing-cycles>4</meta:editing-cycles>
    <meta:generator>LibreOffice/7.0.3.1$Windows_X86_64 LibreOffice_project/d7547858d014d4cf69878db179d326fc3483e082</meta:generator>
    <meta:document-statistic meta:object-count="4"/>
  </office:meta>
</office:document-meta>
</file>